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yment" style:family="table">
      <style:table-properties style:width="59.99mm" table:align="margins"/>
    </style:style>
    <style:style style:name="Payment.A" style:family="table-column">
      <style:table-column-properties style:column-width="29.99mm" style:rel-column-width="32767*"/>
    </style:style>
    <style:style style:name="Payment.B" style:family="table-column">
      <style:table-column-properties style:column-width="30mm" style:rel-column-width="32768*"/>
    </style:style>
    <style:style style:name="Payment.A1" style:family="table-cell">
      <style:table-cell-properties fo:padding="0.97mm" fo:border-left="0.05pt solid #000000" fo:border-right="none" fo:border-top="0.05pt solid #000000" fo:border-bottom="0.05pt solid #000000"/>
    </style:style>
    <style:style style:name="Payment.B1" style:family="table-cell">
      <style:table-cell-properties fo:padding="0.97mm" fo:border="0.05pt solid #000000"/>
    </style:style>
    <style:style style:name="List" style:family="table">
      <style:table-properties style:width="28.06mm" table:align="margins"/>
    </style:style>
    <style:style style:name="List.A" style:family="table-column">
      <style:table-column-properties style:column-width="14.02mm" style:rel-column-width="32767*"/>
    </style:style>
    <style:style style:name="List.B" style:family="table-column">
      <style:table-column-properties style:column-width="14.04mm" style:rel-column-width="32768*"/>
    </style:style>
    <style:style style:name="List.A1" style:family="table-cell">
      <style:table-cell-properties fo:padding="0.97mm" fo:border-left="0.05pt solid #000000" fo:border-right="none" fo:border-top="0.05pt solid #000000" fo:border-bottom="0.05pt solid #000000"/>
    </style:style>
    <style:style style:name="List.B1" style:family="table-cell">
      <style:table-cell-properties fo:padding="0.97mm" fo:border="0.05pt solid #000000"/>
    </style:style>
    <style:style style:name="P1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154418" officeooo:paragraph-rsid="00154418" style:font-size-asian="10pt" style:font-size-complex="10pt"/>
    </style:style>
    <style:style style:name="P3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4" style:family="paragraph" style:parent-style-name="Standard">
      <style:text-properties fo:font-size="10pt" officeooo:rsid="002a6402" officeooo:paragraph-rsid="002a6402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28081c" officeooo:paragraph-rsid="0028081c" style:font-size-asian="10pt" style:font-size-complex="10pt"/>
    </style:style>
    <style:style style:name="P7" style:family="paragraph" style:parent-style-name="Table_20_Contents">
      <style:text-properties fo:font-size="10pt" officeooo:rsid="002a7174" officeooo:paragraph-rsid="002a7174" style:font-size-asian="10pt" style:font-size-complex="10pt"/>
    </style:style>
    <style:style style:name="P8" style:family="paragraph" style:parent-style-name="Standard">
      <style:text-properties fo:font-size="10pt" officeooo:rsid="002a6402" officeooo:paragraph-rsid="002a6402" style:font-size-asian="10pt" style:font-size-complex="10pt"/>
    </style:style>
    <style:style style:name="P9" style:family="paragraph" style:parent-style-name="Standard">
      <style:text-properties fo:font-size="10pt" officeooo:rsid="002a6402" officeooo:paragraph-rsid="002d4f75" style:font-size-asian="10pt" style:font-size-complex="10pt"/>
    </style:style>
    <style:style style:name="P1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font-size="10pt" officeooo:rsid="002b44ed" officeooo:paragraph-rsid="002efe8f" style:font-size-asian="10pt" style:font-size-complex="10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Payment" table:style-name="Payment">
        <table:table-column table:style-name="Payment.A"/>
        <table:table-column table:style-name="Payment.B"/>
        <table:table-row>
          <table:table-cell table:style-name="Payment.A1" office:value-type="string">
            <text:p text:style-name="P6">CASHER:      BALINI</text:p>
          </table:table-cell>
          <table:table-cell table:style-name="Payment.B1" office:value-type="string">
            <table:table table:name="List" table:style-name="List">
              <table:table-column table:style-name="List.A"/>
              <table:table-column table:style-name="List.B"/>
              <table:table-row>
                <table:table-cell table:style-name="List.A1" office:value-type="string">
                  <text:p text:style-name="P7">Net Cash</text:p>
                </table:table-cell>
                <table:table-cell table:style-name="List.B1" office:value-type="string">
                  <text:p text:style-name="P7">0</text:p>
                </table:table-cell>
              </table:table-row>
              <table:table-row>
                <table:table-cell table:style-name="List.A1" office:value-type="string">
                  <text:p text:style-name="P7">Net Credit</text:p>
                </table:table-cell>
                <table:table-cell table:style-name="List.B1" office:value-type="string">
                  <text:p text:style-name="P7">4.40</text:p>
                </table:table-cell>
              </table:table-row>
            </table:table>
            <text:p text:style-name="P5"/>
          </table:table-cell>
        </table:table-row>
        <table:table-row>
          <table:table-cell table:style-name="Payment.A1" office:value-type="string">
            <text:p text:style-name="P6">CASHER:      FLORA</text:p>
          </table:table-cell>
          <table:table-cell table:style-name="Payment.B1" office:value-type="string">
            <table:table table:name="List" table:style-name="List">
              <table:table-column table:style-name="List.A"/>
              <table:table-column table:style-name="List.B"/>
              <table:table-row>
                <table:table-cell table:style-name="List.A1" office:value-type="string">
                  <text:p text:style-name="P7">Sales Cash</text:p>
                </table:table-cell>
                <table:table-cell table:style-name="List.B1" office:value-type="string">
                  <text:p text:style-name="P7">1,867.56</text:p>
                </table:table-cell>
              </table:table-row>
              <table:table-row>
                <table:table-cell table:style-name="List.A1" office:value-type="string">
                  <text:p text:style-name="P7">Pay Out</text:p>
                </table:table-cell>
                <table:table-cell table:style-name="List.B1" office:value-type="string">
                  <text:p text:style-name="P7">-488.02</text:p>
                </table:table-cell>
              </table:table-row>
              <table:table-row>
                <table:table-cell table:style-name="List.A1" office:value-type="string">
                  <text:p text:style-name="P7"/>
                </table:table-cell>
                <table:table-cell table:style-name="List.B1" office:value-type="string">
                  <text:p text:style-name="P7">--------</text:p>
                </table:table-cell>
              </table:table-row>
              <table:table-row>
                <table:table-cell table:style-name="List.A1" office:value-type="string">
                  <text:p text:style-name="P7">Net Cash</text:p>
                </table:table-cell>
                <table:table-cell table:style-name="List.B1" office:value-type="string">
                  <text:p text:style-name="P7">1,379.54</text:p>
                </table:table-cell>
              </table:table-row>
              <table:table-row>
                <table:table-cell table:style-name="List.A1" office:value-type="string">
                  <text:p text:style-name="P7">Net Debit</text:p>
                </table:table-cell>
                <table:table-cell table:style-name="List.B1" office:value-type="string">
                  <text:p text:style-name="P7">666.76</text:p>
                </table:table-cell>
              </table:table-row>
              <table:table-row>
                <table:table-cell table:style-name="List.A1" office:value-type="string">
                  <text:p text:style-name="P7">Net Credit</text:p>
                </table:table-cell>
                <table:table-cell table:style-name="List.B1" office:value-type="string">
                  <text:p text:style-name="P7">241.18</text:p>
                </table:table-cell>
              </table:table-row>
            </table:table>
            <text:p text:style-name="P5"/>
          </table:table-cell>
        </table:table-row>
        <table:table-row>
          <table:table-cell table:style-name="Payment.A1" office:value-type="string">
            <text:p text:style-name="P6">CASHER:      LOTTO</text:p>
          </table:table-cell>
          <table:table-cell table:style-name="Payment.B1" office:value-type="string">
            <table:table table:name="List" table:style-name="List">
              <table:table-column table:style-name="List.A"/>
              <table:table-column table:style-name="List.B"/>
              <table:table-row>
                <table:table-cell table:style-name="List.A1" office:value-type="string">
                  <text:p text:style-name="P7">Net Cash</text:p>
                </table:table-cell>
                <table:table-cell table:style-name="List.B1" office:value-type="string">
                  <text:p text:style-name="P7">28.45</text:p>
                </table:table-cell>
              </table:table-row>
              <table:table-row>
                <table:table-cell table:style-name="List.A1" office:value-type="string">
                  <text:p text:style-name="P7">Net Debit</text:p>
                </table:table-cell>
                <table:table-cell table:style-name="List.B1" office:value-type="string">
                  <text:p text:style-name="P7">4.79</text:p>
                </table:table-cell>
              </table:table-row>
            </table:table>
            <text:p text:style-name="P5"/>
          </table:table-cell>
        </table:table-row>
        <table:table-row>
          <table:table-cell table:style-name="Payment.A1" office:value-type="string">
            <text:p text:style-name="P6">CASHER:      SHERRY</text:p>
          </table:table-cell>
          <table:table-cell table:style-name="Payment.B1" office:value-type="string">
            <table:table table:name="List" table:style-name="List">
              <table:table-column table:style-name="List.A"/>
              <table:table-column table:style-name="List.B"/>
              <table:table-row>
                <table:table-cell table:style-name="List.A1" office:value-type="string">
                  <text:p text:style-name="P7">Net Cash</text:p>
                </table:table-cell>
                <table:table-cell table:style-name="List.B1" office:value-type="string">
                  <text:p text:style-name="P7">931.12</text:p>
                </table:table-cell>
              </table:table-row>
              <table:table-row>
                <table:table-cell table:style-name="List.A1" office:value-type="string">
                  <text:p text:style-name="P7">Net Debit</text:p>
                </table:table-cell>
                <table:table-cell table:style-name="List.B1" office:value-type="string">
                  <text:p text:style-name="P7">178.90</text:p>
                </table:table-cell>
              </table:table-row>
              <table:table-row>
                <table:table-cell table:style-name="List.A1" office:value-type="string">
                  <text:p text:style-name="P7">Net Credit</text:p>
                </table:table-cell>
                <table:table-cell table:style-name="List.B1" office:value-type="string">
                  <text:p text:style-name="P7">306.97</text:p>
                </table:table-cell>
              </table:table-row>
            </table:table>
            <text:p text:style-name="P5"/>
          </table:table-cell>
        </table:table-row>
        <table:table-row>
          <table:table-cell table:style-name="Payment.A1" office:value-type="string">
            <text:p text:style-name="P6">SUMMARY:      ALL</text:p>
          </table:table-cell>
          <table:table-cell table:style-name="Payment.B1" office:value-type="string">
            <table:table table:name="List" table:style-name="List">
              <table:table-column table:style-name="List.A"/>
              <table:table-column table:style-name="List.B"/>
              <table:table-row>
                <table:table-cell table:style-name="List.A1" office:value-type="string">
                  <text:p text:style-name="P7">Sales Cash</text:p>
                </table:table-cell>
                <table:table-cell table:style-name="List.B1" office:value-type="string">
                  <text:p text:style-name="P7">2,827.13</text:p>
                </table:table-cell>
              </table:table-row>
              <table:table-row>
                <table:table-cell table:style-name="List.A1" office:value-type="string">
                  <text:p text:style-name="P7">Pay Out</text:p>
                </table:table-cell>
                <table:table-cell table:style-name="List.B1" office:value-type="string">
                  <text:p text:style-name="P7">-488.02</text:p>
                </table:table-cell>
              </table:table-row>
              <table:table-row>
                <table:table-cell table:style-name="List.A1" office:value-type="string">
                  <text:p text:style-name="P7"/>
                </table:table-cell>
                <table:table-cell table:style-name="List.B1" office:value-type="string">
                  <text:p text:style-name="P7">--------</text:p>
                </table:table-cell>
              </table:table-row>
              <table:table-row>
                <table:table-cell table:style-name="List.A1" office:value-type="string">
                  <text:p text:style-name="P7">Net Cash</text:p>
                </table:table-cell>
                <table:table-cell table:style-name="List.B1" office:value-type="string">
                  <text:p text:style-name="P7">2,339.11</text:p>
                </table:table-cell>
              </table:table-row>
              <table:table-row>
                <table:table-cell table:style-name="List.A1" office:value-type="string">
                  <text:p text:style-name="P7">Net Debit</text:p>
                </table:table-cell>
                <table:table-cell table:style-name="List.B1" office:value-type="string">
                  <text:p text:style-name="P7">850.45</text:p>
                </table:table-cell>
              </table:table-row>
              <table:table-row>
                <table:table-cell table:style-name="List.A1" office:value-type="string">
                  <text:p text:style-name="P7">Net Credit</text:p>
                </table:table-cell>
                <table:table-cell table:style-name="List.B1" office:value-type="string">
                  <text:p text:style-name="P7">552.55</text:p>
                </table:table-cell>
              </table:table-row>
            </table:table>
            <text:p text:style-name="P5"/>
          </table:table-cell>
        </table:table-row>
      </table:table>
      <text:p text:style-name="P2"/>
      <text:section text:style-name="Sect1" text:name="Payment">
        <text:p text:style-name="P4">-------------</text:p>
        <text:p text:style-name="P4">CASHER:      BALINI</text:p>
        <text:p text:style-name="P4">------------------------</text:p>
        <text:section text:style-name="Sect1" text:name="List">
          <text:p text:style-name="P10">Net Cash <text:s text:c="27"/>0</text:p>
        </text:section>
        <text:section text:style-name="Sect1" text:name="List">
          <text:p text:style-name="P10">Net Credit <text:s text:c="27"/>4.40</text:p>
        </text:section>
        <text:p text:style-name="P9"/>
      </text:section>
      <text:section text:style-name="Sect1" text:name="Payment">
        <text:p text:style-name="P4">-------------</text:p>
        <text:p text:style-name="P4">CASHER:      FLORA</text:p>
        <text:p text:style-name="P4">------------------------</text:p>
        <text:section text:style-name="Sect1" text:name="List">
          <text:p text:style-name="P10">Sales Cash <text:s text:c="27"/>1,867.56</text:p>
        </text:section>
        <text:section text:style-name="Sect1" text:name="List">
          <text:p text:style-name="P10">Pay Out <text:s text:c="27"/>-488.02</text:p>
        </text:section>
        <text:section text:style-name="Sect1" text:name="List">
          <text:p text:style-name="P10"> <text:s text:c="27"/>--------</text:p>
        </text:section>
        <text:section text:style-name="Sect1" text:name="List">
          <text:p text:style-name="P10">Net Cash <text:s text:c="27"/>1,379.54</text:p>
        </text:section>
        <text:section text:style-name="Sect1" text:name="List">
          <text:p text:style-name="P10">Net Debit <text:s text:c="27"/>666.76</text:p>
        </text:section>
        <text:section text:style-name="Sect1" text:name="List">
          <text:p text:style-name="P10">Net Credit <text:s text:c="27"/>241.18</text:p>
        </text:section>
        <text:p text:style-name="P9"/>
      </text:section>
      <text:section text:style-name="Sect1" text:name="Payment">
        <text:p text:style-name="P4">-------------</text:p>
        <text:p text:style-name="P4">CASHER:      LOTTO</text:p>
        <text:p text:style-name="P4">------------------------</text:p>
        <text:section text:style-name="Sect1" text:name="List">
          <text:p text:style-name="P10">Net Cash <text:s text:c="27"/>28.45</text:p>
        </text:section>
        <text:section text:style-name="Sect1" text:name="List">
          <text:p text:style-name="P10">Net Debit <text:s text:c="27"/>4.79</text:p>
        </text:section>
        <text:p text:style-name="P9"/>
      </text:section>
      <text:section text:style-name="Sect1" text:name="Payment">
        <text:p text:style-name="P4">-------------</text:p>
        <text:p text:style-name="P4">CASHER:      SHERRY</text:p>
        <text:p text:style-name="P4">------------------------</text:p>
        <text:section text:style-name="Sect1" text:name="List">
          <text:p text:style-name="P10">Net Cash <text:s text:c="27"/>931.12</text:p>
        </text:section>
        <text:section text:style-name="Sect1" text:name="List">
          <text:p text:style-name="P10">Net Debit <text:s text:c="27"/>178.90</text:p>
        </text:section>
        <text:section text:style-name="Sect1" text:name="List">
          <text:p text:style-name="P10">Net Credit <text:s text:c="27"/>306.97</text:p>
        </text:section>
        <text:p text:style-name="P9"/>
      </text:section>
      <text:section text:style-name="Sect1" text:name="Payment">
        <text:p text:style-name="P4">-------------</text:p>
        <text:p text:style-name="P4">SUMMARY:      ALL</text:p>
        <text:p text:style-name="P4">------------------------</text:p>
        <text:section text:style-name="Sect1" text:name="List">
          <text:p text:style-name="P10">Sales Cash <text:s text:c="27"/>2,827.13</text:p>
        </text:section>
        <text:section text:style-name="Sect1" text:name="List">
          <text:p text:style-name="P10">Pay Out <text:s text:c="27"/>-488.02</text:p>
        </text:section>
        <text:section text:style-name="Sect1" text:name="List">
          <text:p text:style-name="P10"> <text:s text:c="27"/>--------</text:p>
        </text:section>
        <text:section text:style-name="Sect1" text:name="List">
          <text:p text:style-name="P10">Net Cash <text:s text:c="27"/>2,339.11</text:p>
        </text:section>
        <text:section text:style-name="Sect1" text:name="List">
          <text:p text:style-name="P10">Net Debit <text:s text:c="27"/>850.45</text:p>
        </text:section>
        <text:section text:style-name="Sect1" text:name="List">
          <text:p text:style-name="P10">Net Credit <text:s text:c="27"/>552.55</text:p>
        </text:section>
        <text:p text:style-name="P9"/>
      </text:section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5:04:09.346000000</dc:date>
    <meta:editing-duration>PT1M31S</meta:editing-duration>
    <meta:editing-cycles>30</meta:editing-cycles>
    <meta:generator>LibreOffice/4.2.1.1$Windows_x86 LibreOffice_project/d7dbbd7842e6a58b0f521599204e827654e1fb8b</meta:generator>
    <meta:document-statistic meta:table-count="2" meta:image-count="0" meta:object-count="0" meta:page-count="1" meta:paragraph-count="7" meta:word-count="8" meta:character-count="107" meta:non-whitespace-character-count="79"/>
  </office:meta>
</office:document-meta>
</file>